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Biolinum Keyboard O" svg:font-family="'Linux Biolinum Keyboard O'" style:font-pitch="variable"/>
    <style:font-face style:name="Linux Libertine Display O" svg:font-family="'Linux Libertine Display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style:font-name="Linux Libertine Display O" fo:font-size="24pt" officeooo:rsid="0016b13a" officeooo:paragraph-rsid="0016b13a" style:font-size-asian="21pt" style:font-size-complex="24pt"/>
    </style:style>
    <style:style style:name="P2" style:family="paragraph" style:parent-style-name="Text_20_body">
      <style:text-properties style:font-name="Linux Biolinum Keyboard O" officeooo:rsid="00188b00" officeooo:paragraph-rsid="00188b00"/>
    </style:style>
    <style:style style:name="P3" style:family="paragraph" style:parent-style-name="Text_20_body">
      <style:text-properties style:font-name="Linux Libertine Display O" officeooo:rsid="0016b13a" officeooo:paragraph-rsid="0016b13a"/>
    </style:style>
    <style:style style:name="P4" style:family="paragraph" style:parent-style-name="Text_20_body">
      <style:text-properties style:font-name="Linux Libertine Display O" officeooo:rsid="0016f858" officeooo:paragraph-rsid="0016f858"/>
    </style:style>
    <style:style style:name="P5" style:family="paragraph" style:parent-style-name="Text_20_body" style:list-style-name="Numbering_20_123"/>
    <style:style style:name="P6" style:family="paragraph" style:parent-style-name="Text_20_body" style:list-style-name="Numbering_20_123">
      <style:text-properties officeooo:paragraph-rsid="00188b00"/>
    </style:style>
    <style:style style:name="P7" style:family="paragraph" style:parent-style-name="Text_20_body" style:list-style-name="Numbering_20_123">
      <style:text-properties officeooo:paragraph-rsid="0019a11b"/>
    </style:style>
    <style:style style:name="P8" style:family="paragraph" style:parent-style-name="Text_20_body">
      <style:text-properties officeooo:paragraph-rsid="0019a11b"/>
    </style:style>
    <style:style style:name="P9" style:family="paragraph" style:parent-style-name="Text_20_body" style:list-style-name="Numbering_20_123">
      <style:text-properties officeooo:rsid="0019a11b" officeooo:paragraph-rsid="0019a11b"/>
    </style:style>
    <style:style style:name="P10" style:family="paragraph" style:parent-style-name="Heading_20_1">
      <style:text-properties style:font-name="Linux Libertine Display O" officeooo:paragraph-rsid="0016b13a"/>
    </style:style>
    <style:style style:name="P11" style:family="paragraph" style:parent-style-name="Heading_20_1">
      <style:text-properties style:font-name="Linux Libertine Display O" officeooo:paragraph-rsid="0019a11b"/>
    </style:style>
    <style:style style:name="T1" style:family="text">
      <style:text-properties officeooo:rsid="0016b13a"/>
    </style:style>
    <style:style style:name="T2" style:family="text">
      <style:text-properties officeooo:rsid="0016f858"/>
    </style:style>
    <style:style style:name="T3" style:family="text">
      <style:text-properties style:font-name="Linux Libertine Display O"/>
    </style:style>
    <style:style style:name="T4" style:family="text">
      <style:text-properties style:font-name="Linux Libertine Display O" officeooo:rsid="0016b13a"/>
    </style:style>
    <style:style style:name="T5" style:family="text">
      <style:text-properties style:font-name="Linux Libertine Display O" officeooo:rsid="00188b00"/>
    </style:style>
    <style:style style:name="T6" style:family="text">
      <style:text-properties style:font-name="Linux Libertine Display O" officeooo:rsid="0018d8d7"/>
    </style:style>
    <style:style style:name="T7" style:family="text">
      <style:text-properties style:font-name="Linux Libertine Display O" officeooo:rsid="0019a11b"/>
    </style:style>
    <style:style style:name="T8" style:family="text">
      <style:text-properties style:font-name="Linux Libertine Display O" officeooo:rsid="0016f858"/>
    </style:style>
    <style:style style:name="T9" style:family="text">
      <style:text-properties officeooo:rsid="0018d8d7"/>
    </style:style>
    <style:style style:name="T10" style:family="text">
      <style:text-properties officeooo:rsid="0019a1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irements for Nurse Call Button</text:p>
      <text:h text:style-name="P11" text:outline-level="1"><text:span text:style-name="T1">Hardware</text:span></text:h>
      <text:list xml:id="list891927764" text:style-name="Numbering_20_123">
        <text:list-header>
          <text:p text:style-name="P7"><text:span text:style-name="T7">1.</text:span><text:span text:style-name="T4">Push button that must be easily reachable by father</text:span></text:p>
        </text:list-header>
      </text:list>
      <text:p text:style-name="P8"><text:span text:style-name="T4"><text:tab/></text:span><text:span text:style-name="T7">2.</text:span><text:span text:style-name="T4">Be connected to Raspberry Pi via GPIO pins</text:span></text:p>
      <text:p text:style-name="P3"><text:tab/><text:span text:style-name="T10">3.</text:span>Speaker that connects to Raspberry Pi </text:p>
      <text:p text:style-name="P4"><text:span text:style-name="T9"><text:tab/>4.Two </text:span>LED indicator<text:span text:style-name="T9">s</text:span> that connects to Raspberry Pi GPIO pins; <text:span text:style-name="T9">one for the patient to push <text:tab/><text:tab/>and another for nurse to push.</text:span></text:p>
      <text:list xml:id="list191842604214599" text:continue-numbering="true" text:style-name="Numbering_20_123">
        <text:list-header>
          <text:p text:style-name="P6"><text:span text:style-name="T7">5.</text:span><text:span text:style-name="T5">Must be cat proof:</text:span></text:p>
          <text:p text:style-name="P6"><text:span text:style-name="T5"><text:tab/>knocked over or damaged by cat </text:span></text:p>
        </text:list-header>
      </text:list>
      <text:h text:style-name="P10" text:outline-level="1"><text:span text:style-name="T1">Software <text:s/></text:span></text:h>
      <text:list xml:id="list191842835102185" text:continue-numbering="true" text:style-name="Numbering_20_123">
        <text:list-header>
          <text:p text:style-name="P7"><text:span text:style-name="T7">1.</text:span><text:span text:style-name="T4"><text:tab/></text:span><text:span text:style-name="T5">When turned on turns on light </text:span><text:span text:style-name="T6">is turned on</text:span><text:span text:style-name="T5"> and plays </text:span><text:span text:style-name="T6">test </text:span><text:span text:style-name="T5">audio </text:span><text:span text:style-name="T6">file when it has stopped play the test audio file the light turns off </text:span><text:span text:style-name="T5">so user </text:span><text:span text:style-name="T6">and nurse</text:span><text:span text:style-name="T5"> know its working </text:span></text:p>
        </text:list-header>
      </text:list>
      <text:p text:style-name="P8"><text:span text:style-name="T4"><text:tab/></text:span><text:span text:style-name="T7">2. <text:tab/></text:span><text:span text:style-name="T4">Alert others when pushed via audio and light:</text:span></text:p>
      <text:list xml:id="list191842685465614" text:continue-numbering="true" text:style-name="Numbering_20_123">
        <text:list-header>
          <text:p text:style-name="P5"><text:span text:style-name="T3"><text:tab/></text:span><text:span text:style-name="T8">When button pushed is pressed light that flashes for 3 second at 3 second intervals turns on and <text:s/>audio file plays three seconds after it ends. Audio file and light continue to play until nurse holds button two for 5 seconds.</text:span></text:p>
          <text:p text:style-name="P9"><text:span text:style-name="T8"><text:tab/></text:span></text:p>
        </text:list-header>
      </text:list>
      <text:p text:style-name="P2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nux Biolinum Keyboard O" svg:font-family="'Linux Biolinum Keyboard O'" style:font-pitch="variable"/>
    <style:font-face style:name="Linux Libertine Display O" svg:font-family="'Linux Libertine Display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30T18:23:35.047895253</meta:creation-date>
    <dc:date>2021-01-30T19:18:41.587735081</dc:date>
    <meta:editing-duration>PT4M9S</meta:editing-duration>
    <meta:editing-cycles>1</meta:editing-cycles>
    <meta:document-statistic meta:table-count="0" meta:image-count="0" meta:object-count="0" meta:page-count="1" meta:paragraph-count="13" meta:word-count="147" meta:character-count="815" meta:non-whitespace-character-count="664"/>
    <meta:generator>LibreOffice/6.1.5.2$Linux_ARM_EABI LibreOffice_project/10$Build-2</meta:generator>
  </office:meta>
</office:document-meta>
</file>